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rsProcessor.getMethodToUse( ServerHttpRequest request , boolean isPreFl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rsProcessor.checkHeaders( CorsConfiguration config , List &lt; String &gt; reques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rsProcessor.checkMethods( CorsConfiguration config , @ Nullable HttpMethod requ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rsProcessor.checkOrigin( CorsConfiguration config , @ Nullable String request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rsProcessor.processRequest( @ Nullable CorsConfiguration config , HttpServletRequest request , HttpServletResponse respon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faultCorsProcessor.handleInternal( ServerHttpRequest request , ServerHttpResponse response , CorsConfiguration config , boolean preFlightReques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efaultCorsProcessor.rejectRequest(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orsProcessor.getHeadersToUse( ServerHttpRequest request , boolean isPreFl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